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300000220C46D7D64E1FCA9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0aa5" officeooo:paragraph-rsid="00190a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width="17cm" svg:height="11.075cm" draw:z-index="0"><draw:image xlink:href="Pictures/100000000000034300000220C46D7D64E1FCA936.png" xlink:type="simple" xlink:show="embed" xlink:actuate="onLoad" loext:mime-type="image/png"/></draw:frame>USUARIO 94168512649<text:tab/></text:p>
      <text:p text:style-name="P1">H2010282r#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29T11:06:13.409000000</meta:creation-date>
    <dc:date>2022-05-16T09:07:22.335177880</dc:date>
    <meta:editing-duration>PT55M3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" meta:word-count="3" meta:character-count="30" meta:non-whitespace-character-count="28"/>
  </office:meta>
</office:document-meta>
</file>